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 style:data-style-name="N49">
      <style:text-properties fo:font-size="12pt" style:font-size-asian="12pt" style:font-size-complex="12pt"/>
    </style:style>
    <style:style style:name="ce10" style:family="table-cell" style:parent-style-name="Default" style:data-style-name="N49"/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36"/>
    <style:style style:name="ce17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8" style:family="table-cell" style:parent-style-name="Default" style:data-style-name="N0"/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9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default-cell-style-name="ce13"/>
        <table:table-column table:style-name="co3" table:default-cell-style-name="ce13"/>
        <table:table-column table:style-name="co1" table:number-columns-repeated="1019" table:default-cell-style-name="ce1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4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4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4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4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 net toal</text:p>
          </table:table-cell>
          <table:table-cell table:number-columns-repeated="1024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5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5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5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7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8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6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6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8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3"/>
        <table:table-column table:style-name="co15" table:default-cell-style-name="ce29"/>
        <table:table-column table:style-name="co16" table:default-cell-style-name="ce13"/>
        <table:table-column table:style-name="co1" table:number-columns-repeated="1021" table:default-cell-style-name="ce13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8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 table:number-rows-repeated="34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8" table:formula="of:=SUM([.C3:.C72])" office:value-type="float" office:value="28.43" calcext:value-type="float">
            <text:p>28.43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28.43" calcext:value-type="float">
            <text:p>28.43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2:31:56.726956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1T12:32:23.232684045</dc:date>
    <meta:editing-duration>P6DT3H26M52S</meta:editing-duration>
    <meta:editing-cycles>581</meta:editing-cycles>
    <meta:generator>LibreOffice/7.6.4.1$Linux_X86_64 LibreOffice_project/60$Build-1</meta:generator>
    <meta:document-statistic meta:table-count="10" meta:cell-count="2124" meta:object-count="0"/>
  </office:meta>
</office:document-meta>
</file>